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4172"/>
    </style:style>
    <style:style style:name="P2" style:family="paragraph" style:parent-style-name="Text_20_body">
      <style:text-properties fo:font-size="18pt" officeooo:rsid="00064172" officeooo:paragraph-rsid="00064172" style:font-size-asian="15.75pt" style:font-size-complex="18pt"/>
    </style:style>
    <style:style style:name="P3" style:family="paragraph" style:parent-style-name="Text_20_body" style:list-style-name="L7">
      <style:text-properties fo:font-size="18pt" officeooo:rsid="00064172" officeooo:paragraph-rsid="00064172" style:font-size-asian="15.75pt" style:font-size-complex="18pt"/>
    </style:style>
    <style:style style:name="P4" style:family="paragraph" style:parent-style-name="Text_20_body" style:list-style-name="L7">
      <style:text-properties fo:font-size="18pt" officeooo:rsid="000830a6" officeooo:paragraph-rsid="000830a6" style:font-size-asian="15.75pt" style:font-size-complex="18pt"/>
    </style:style>
    <style:style style:name="P5" style:family="paragraph" style:parent-style-name="Text_20_body" style:list-style-name="L14">
      <style:text-properties fo:font-size="18pt" officeooo:rsid="000bee3f" officeooo:paragraph-rsid="000bee3f" style:font-size-asian="15.75pt" style:font-size-complex="18pt"/>
    </style:style>
    <style:style style:name="P6" style:family="paragraph" style:parent-style-name="Text_20_body" style:list-style-name="L7">
      <style:text-properties fo:font-size="18pt" officeooo:paragraph-rsid="000830a6" style:font-size-asian="18pt" style:font-size-complex="18pt"/>
    </style:style>
    <style:style style:name="P7" style:family="paragraph" style:parent-style-name="Text_20_body" style:list-style-name="L10">
      <style:text-properties fo:font-size="18pt" officeooo:rsid="000830a6" officeooo:paragraph-rsid="000830a6" style:font-size-asian="18pt" style:font-size-complex="18pt"/>
    </style:style>
    <style:style style:name="P8" style:family="paragraph" style:parent-style-name="Text_20_body">
      <style:text-properties fo:font-size="18pt" officeooo:rsid="000830a6" officeooo:paragraph-rsid="000830a6" style:font-size-asian="18pt" style:font-size-complex="18pt"/>
    </style:style>
    <style:style style:name="P9" style:family="paragraph" style:parent-style-name="Text_20_body">
      <style:text-properties fo:font-size="18pt" officeooo:rsid="000830a6" officeooo:paragraph-rsid="000aea89" style:font-size-asian="18pt" style:font-size-complex="18pt"/>
    </style:style>
    <style:style style:name="P10" style:family="paragraph" style:parent-style-name="Title">
      <style:text-properties officeooo:rsid="00064172" officeooo:paragraph-rsid="00064172"/>
    </style:style>
    <style:style style:name="P11" style:family="paragraph" style:parent-style-name="Subtitle">
      <style:text-properties officeooo:paragraph-rsid="00064172"/>
    </style:style>
    <style:style style:name="P12" style:family="paragraph" style:parent-style-name="Heading_20_1">
      <style:paragraph-properties fo:break-before="page"/>
      <style:text-properties officeooo:rsid="00064172" officeooo:paragraph-rsid="00064172"/>
    </style:style>
    <style:style style:name="P13" style:family="paragraph" style:parent-style-name="Heading_20_1">
      <style:text-properties officeooo:rsid="00064172" officeooo:paragraph-rsid="00064172"/>
    </style:style>
    <style:style style:name="P14" style:family="paragraph" style:parent-style-name="Heading_20_1">
      <style:text-properties officeooo:rsid="000830a6" officeooo:paragraph-rsid="000830a6"/>
    </style:style>
    <style:style style:name="P15" style:family="paragraph">
      <style:paragraph-properties fo:text-align="center"/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T1" style:family="text">
      <style:text-properties officeooo:rsid="00064172"/>
    </style:style>
    <style:style style:name="T2" style:family="text">
      <style:text-properties officeooo:rsid="000830a6"/>
    </style:style>
    <style:style style:name="T3" style:family="text">
      <style:text-properties officeooo:rsid="000aea89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1.3cm" svg:stroke-color="#000000" draw:marker-start-width="2.295cm" draw:marker-end-width="2.295cm" draw:fill="none" draw:fill-color="#ffffff" fo:min-height="1.07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Физические тренажеры</text:p>
      <text:p text:style-name="P11"><draw:frame text:anchor-type="paragraph" draw:z-index="0" draw:name="Shape1" draw:style-name="gr1" draw:text-style-name="P16" svg:width="9.69cm" svg:height="2.112cm" svg:x="4.159cm" svg:y="20.832cm"><draw:text-box><text:p text:style-name="P15"><text:span text:style-name="T4">2016</text:span></text:p><text:p text:style-name="P15"><text:span text:style-name="T4">МАОУ ОЦ «Горностай»</text:span></text:p></draw:text-box></draw:frame><text:span text:style-name="T1">Проект Бакшеева Ивана и Власова Даниила</text:span></text:p>
      <text:p text:style-name="P1"/>
      <text:h text:style-name="P12" text:outline-level="1">Цель</text:h>
      <text:p text:style-name="P2">Создать платформу для улучшения навыков решения задач по физике для школьников и студентов</text:p>
      <text:h text:style-name="P13" text:outline-level="1">Ход работы</text:h>
      <text:list xml:id="list6751689016621822405" text:style-name="L7">
        <text:list-item>
          <text:p text:style-name="P3">Разобраться с языком программирования <text:span text:style-name="T2">Ruby и фреймворком</text:span> <text:span text:style-name="T2">Rails.</text:span></text:p>
        </text:list-item>
        <text:list-item>
          <text:p text:style-name="P4">Определить формат задач для тренажера.</text:p>
        </text:list-item>
        <text:list-item>
          <text:p text:style-name="P4"><text:s/>Создать веб-сайт на который можно будет добавлять задачи.</text:p>
        </text:list-item>
        <text:list-item>
          <text:p text:style-name="P6"><text:span text:style-name="T2">Наполнить сайт задачами по темам «Движение» и «Теплопередача»</text:span></text:p>
        </text:list-item>
      </text:list>
      <text:list xml:id="list4877734054291924373" text:style-name="L10">
        <text:list-item>
          <text:list>
            <text:list-item>
              <text:p text:style-name="P7">Разобраться в этих темах</text:p>
            </text:list-item>
            <text:list-item>
              <text:p text:style-name="P7">Найти задачи по теме</text:p>
            </text:list-item>
            <text:list-item>
              <text:p text:style-name="P7">Решить их в общем виде</text:p>
            </text:list-item>
          </text:list>
        </text:list-item>
      </text:list>
      <text:h text:style-name="P14" text:outline-level="1">Продукт</text:h>
      <text:p text:style-name="P9">• Веб-сайт доступный из <text:span text:style-name="T3">по адресу http://phisicstrainer.herokuapp.com/</text:span></text:p>
      <text:p text:style-name="P8">• Несколько режимов работы (Экзамен по задаче из каждой темы или решение всех задач в теме)</text:p>
      <text:p text:style-name="P8">• Возможность проверить свои знания по темам "Движение" и</text:p>
      <text:p text:style-name="P8">"Теплопередача" и получить оценку</text:p>
      <text:h text:style-name="Heading_20_1" text:outline-level="1"><text:soft-page-break/>Перспективы</text:h>
      <text:p text:style-name="P8">• Добавить авторизацию пользователя, начислять очки аккаунту</text:p>
      <text:p text:style-name="P8">• Добавить интерактивных задач</text:p>
      <text:p text:style-name="P8">• Расширить параметры задач</text:p>
      <text:p text:style-name="P8">• Добавить учителей, которые смогут добавлять задачи.</text:p>
      <text:h text:style-name="Heading_20_1" text:outline-level="1">Техническая часть</text:h>
      <text:p text:style-name="P8">• Ruby on Rails 5.0.0.1</text:p>
      <text:p text:style-name="P8">• SQLite на разработке, PostgreSQL на продакшене</text:p>
      <text:p text:style-name="P8">• Ajax, немного js</text:p>
      <text:p text:style-name="P8">• Адаптирован под мобильные устройства</text:p>
      <text:h text:style-name="P14" text:outline-level="1">Литература</text:h>
      <text:list xml:id="list7381988083705214361" text:style-name="L14">
        <text:list-item>
          <text:p text:style-name="P5">Всесибирская олимпиада школьников по физик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20:13:39.363102463</meta:creation-date>
    <dc:date>2016-12-02T20:55:03.410915828</dc:date>
    <meta:editing-duration>PT17M32S</meta:editing-duration>
    <meta:editing-cycles>3</meta:editing-cycles>
    <meta:generator>LibreOffice/5.1.6.2.0$Linux_X86_64 LibreOffice_project/10m0$Build-2</meta:generator>
    <meta:document-statistic meta:table-count="0" meta:image-count="0" meta:object-count="0" meta:page-count="3" meta:paragraph-count="29" meta:word-count="163" meta:character-count="1097" meta:non-whitespace-character-count="970"/>
  </office:meta>
</office:document-meta>
</file>